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2af93c" officeooo:paragraph-rsid="002af93c"/>
    </style:style>
    <style:style style:name="P2" style:family="paragraph" style:parent-style-name="Standard">
      <style:text-properties fo:language="en" fo:country="US" officeooo:rsid="003741a4" officeooo:paragraph-rsid="0047a298"/>
    </style:style>
    <style:style style:name="P3" style:family="paragraph" style:parent-style-name="Standard">
      <style:text-properties fo:language="en" fo:country="US" officeooo:rsid="0045202b" officeooo:paragraph-rsid="0047a298"/>
    </style:style>
    <style:style style:name="P4" style:family="paragraph" style:parent-style-name="Title">
      <style:text-properties officeooo:paragraph-rsid="0038adc6"/>
    </style:style>
    <style:style style:name="P5" style:family="paragraph" style:parent-style-name="Standard" style:list-style-name="L1">
      <style:text-properties fo:language="en" fo:country="US" officeooo:rsid="00060f97" officeooo:paragraph-rsid="00060f97"/>
    </style:style>
    <style:style style:name="P6" style:family="paragraph" style:parent-style-name="Standard" style:list-style-name="L1">
      <style:text-properties fo:language="en" fo:country="US" officeooo:rsid="0007f6d8" officeooo:paragraph-rsid="0007f6d8"/>
    </style:style>
    <style:style style:name="P7" style:family="paragraph" style:parent-style-name="Standard" style:list-style-name="L1">
      <style:text-properties fo:language="en" fo:country="US" officeooo:rsid="00103fc4" officeooo:paragraph-rsid="00103fc4"/>
    </style:style>
    <style:style style:name="P8" style:family="paragraph" style:parent-style-name="Standard" style:list-style-name="L1">
      <style:text-properties fo:language="en" fo:country="US" officeooo:rsid="0008679f" officeooo:paragraph-rsid="0008679f"/>
    </style:style>
    <style:style style:name="P9" style:family="paragraph" style:parent-style-name="Standard" style:list-style-name="L1">
      <style:text-properties fo:language="en" fo:country="US" officeooo:rsid="000a6b0e" officeooo:paragraph-rsid="000a6b0e"/>
    </style:style>
    <style:style style:name="P10" style:family="paragraph" style:parent-style-name="Standard" style:list-style-name="L2">
      <style:text-properties fo:language="en" fo:country="US" officeooo:rsid="000a6b0e" officeooo:paragraph-rsid="000a6b0e"/>
    </style:style>
    <style:style style:name="P11" style:family="paragraph" style:parent-style-name="Standard" style:list-style-name="L2">
      <style:text-properties fo:language="en" fo:country="US" officeooo:rsid="000a956e" officeooo:paragraph-rsid="000a956e"/>
    </style:style>
    <style:style style:name="P12" style:family="paragraph" style:parent-style-name="Standard" style:list-style-name="L2">
      <style:text-properties fo:language="en" fo:country="US" officeooo:rsid="000c40fd" officeooo:paragraph-rsid="000c40fd"/>
    </style:style>
    <style:style style:name="P13" style:family="paragraph" style:parent-style-name="Standard" style:list-style-name="L2">
      <style:text-properties fo:language="en" fo:country="US" officeooo:rsid="00241fca" officeooo:paragraph-rsid="000e55fe"/>
    </style:style>
    <style:style style:name="P14" style:family="paragraph" style:parent-style-name="Standard" style:list-style-name="L2">
      <style:text-properties fo:language="en" fo:country="US" officeooo:rsid="000e55fe" officeooo:paragraph-rsid="000e55fe"/>
    </style:style>
    <style:style style:name="P15" style:family="paragraph" style:parent-style-name="Standard" style:list-style-name="L3">
      <style:text-properties fo:language="en" fo:country="US" officeooo:rsid="003741a4" officeooo:paragraph-rsid="0047a298"/>
    </style:style>
    <style:style style:name="P16" style:family="paragraph" style:parent-style-name="Standard" style:list-style-name="L4">
      <style:text-properties fo:language="en" fo:country="US" officeooo:rsid="0045202b" officeooo:paragraph-rsid="0047a298"/>
    </style:style>
    <style:style style:name="P17" style:family="paragraph" style:parent-style-name="Standard" style:list-style-name="L6">
      <style:text-properties fo:language="en" fo:country="US" officeooo:rsid="0045202b" officeooo:paragraph-rsid="0013c8db"/>
    </style:style>
    <style:style style:name="P18" style:family="paragraph" style:parent-style-name="Standard" style:list-style-name="L5">
      <style:text-properties fo:language="en" fo:country="US" officeooo:rsid="0027ddd1" officeooo:paragraph-rsid="0047a298"/>
    </style:style>
    <style:style style:name="P19" style:family="paragraph" style:parent-style-name="Standard" style:list-style-name="L6">
      <style:text-properties fo:language="en" fo:country="US" officeooo:rsid="0027ddd1" officeooo:paragraph-rsid="00476202"/>
    </style:style>
    <style:style style:name="P20" style:family="paragraph" style:parent-style-name="Standard" style:list-style-name="L6">
      <style:text-properties fo:language="en" fo:country="US" officeooo:rsid="0027ddd1" officeooo:paragraph-rsid="0014a77c"/>
    </style:style>
    <style:style style:name="P21" style:family="paragraph" style:parent-style-name="Standard" style:list-style-name="L6">
      <style:text-properties fo:language="en" fo:country="US" officeooo:rsid="0027ddd1" officeooo:paragraph-rsid="0047a298"/>
    </style:style>
    <style:style style:name="P22" style:family="paragraph" style:parent-style-name="Standard" style:list-style-name="L6">
      <style:text-properties fo:language="en" fo:country="US" officeooo:rsid="0027ddd1" officeooo:paragraph-rsid="0048af17"/>
    </style:style>
    <style:style style:name="P23" style:family="paragraph" style:parent-style-name="Standard" style:list-style-name="L5">
      <style:text-properties fo:language="en" fo:country="US" officeooo:rsid="0010cd84" officeooo:paragraph-rsid="0047a298"/>
    </style:style>
    <style:style style:name="P24" style:family="paragraph" style:parent-style-name="Standard" style:list-style-name="L5">
      <style:text-properties fo:language="en" fo:country="US" officeooo:rsid="0011e7c6" officeooo:paragraph-rsid="0047a298"/>
    </style:style>
    <style:style style:name="P25" style:family="paragraph" style:parent-style-name="Standard" style:list-style-name="L6">
      <style:text-properties fo:language="en" fo:country="US" officeooo:rsid="0011e7c6" officeooo:paragraph-rsid="00476202"/>
    </style:style>
    <style:style style:name="P26" style:family="paragraph" style:parent-style-name="Standard" style:list-style-name="L5">
      <style:text-properties fo:language="en" fo:country="US" officeooo:rsid="003df4ca" officeooo:paragraph-rsid="0047a298"/>
    </style:style>
    <style:style style:name="P27" style:family="paragraph" style:parent-style-name="Standard" style:list-style-name="L6">
      <style:text-properties fo:language="en" fo:country="US" officeooo:rsid="0010ba00" officeooo:paragraph-rsid="0010ba00"/>
    </style:style>
    <style:style style:name="P28" style:family="paragraph" style:parent-style-name="Standard" style:list-style-name="L6">
      <style:text-properties fo:language="en" fo:country="US" officeooo:rsid="0027453d" officeooo:paragraph-rsid="0010ba00"/>
    </style:style>
    <style:style style:name="P29" style:family="paragraph" style:parent-style-name="Standard" style:list-style-name="L6">
      <style:text-properties fo:language="en" fo:country="US" officeooo:paragraph-rsid="003741a4"/>
    </style:style>
    <style:style style:name="P30" style:family="paragraph" style:parent-style-name="Standard" style:list-style-name="L6">
      <style:text-properties fo:language="en" fo:country="US" officeooo:rsid="003f1aaa" officeooo:paragraph-rsid="003f1aaa"/>
    </style:style>
    <style:style style:name="P31" style:family="paragraph" style:parent-style-name="Standard" style:list-style-name="L6">
      <style:text-properties fo:language="en" fo:country="US" officeooo:rsid="0028eb67" officeooo:paragraph-rsid="0047a298"/>
    </style:style>
    <style:style style:name="P32" style:family="paragraph" style:parent-style-name="Standard" style:list-style-name="L7">
      <style:text-properties fo:language="en" fo:country="US" officeooo:rsid="002c8e5e" officeooo:paragraph-rsid="002c8e5e"/>
    </style:style>
    <style:style style:name="P33" style:family="paragraph" style:parent-style-name="Standard" style:list-style-name="L7">
      <style:text-properties fo:language="en" fo:country="US" officeooo:rsid="002c8e5e" officeooo:paragraph-rsid="002fdc0e"/>
    </style:style>
    <style:style style:name="P34" style:family="paragraph" style:parent-style-name="Standard" style:list-style-name="L6">
      <style:text-properties officeooo:paragraph-rsid="004a514b"/>
    </style:style>
    <style:style style:name="P35" style:family="paragraph" style:parent-style-name="Heading_20_1">
      <style:text-properties officeooo:paragraph-rsid="003c9c99"/>
    </style:style>
    <style:style style:name="P36" style:family="paragraph" style:parent-style-name="Heading_20_2">
      <style:text-properties officeooo:paragraph-rsid="0047a298"/>
    </style:style>
    <style:style style:name="P37" style:family="paragraph" style:parent-style-name="Heading_20_2">
      <style:text-properties fo:language="en" fo:country="US" officeooo:rsid="0010cd84"/>
    </style:style>
    <style:style style:name="P38" style:family="paragraph" style:parent-style-name="Heading_20_2">
      <style:text-properties fo:language="en" fo:country="US" officeooo:rsid="0012900f"/>
    </style:style>
    <style:style style:name="P39" style:family="paragraph" style:parent-style-name="Heading_20_3">
      <style:text-properties officeooo:paragraph-rsid="0047a298"/>
    </style:style>
    <style:style style:name="T1" style:family="text">
      <style:text-properties officeooo:rsid="000a956e"/>
    </style:style>
    <style:style style:name="T2" style:family="text">
      <style:text-properties officeooo:rsid="001d34ef"/>
    </style:style>
    <style:style style:name="T3" style:family="text">
      <style:text-properties officeooo:rsid="001e48ae"/>
    </style:style>
    <style:style style:name="T4" style:family="text">
      <style:text-properties officeooo:rsid="001e739e"/>
    </style:style>
    <style:style style:name="T5" style:family="text">
      <style:text-properties officeooo:rsid="001f72d3"/>
    </style:style>
    <style:style style:name="T6" style:family="text">
      <style:text-properties officeooo:rsid="00210bca"/>
    </style:style>
    <style:style style:name="T7" style:family="text">
      <style:text-properties officeooo:rsid="00221d7d"/>
    </style:style>
    <style:style style:name="T8" style:family="text">
      <style:text-properties officeooo:rsid="002272af"/>
    </style:style>
    <style:style style:name="T9" style:family="text">
      <style:text-properties officeooo:rsid="00256ce7"/>
    </style:style>
    <style:style style:name="T10" style:family="text">
      <style:text-properties officeooo:rsid="0027453d"/>
    </style:style>
    <style:style style:name="T11" style:family="text">
      <style:text-properties officeooo:rsid="0027ddd1"/>
    </style:style>
    <style:style style:name="T12" style:family="text">
      <style:text-properties officeooo:rsid="002e4b5d"/>
    </style:style>
    <style:style style:name="T13" style:family="text">
      <style:text-properties officeooo:rsid="002fdc0e"/>
    </style:style>
    <style:style style:name="T14" style:family="text">
      <style:text-properties officeooo:rsid="003402f0"/>
    </style:style>
    <style:style style:name="T15" style:family="text">
      <style:text-properties officeooo:rsid="003741a4"/>
    </style:style>
    <style:style style:name="T16" style:family="text">
      <style:text-properties officeooo:rsid="0014a77c"/>
    </style:style>
    <style:style style:name="T17" style:family="text">
      <style:text-properties officeooo:rsid="00397a4e"/>
    </style:style>
    <style:style style:name="T18" style:family="text">
      <style:text-properties officeooo:rsid="003aeab3"/>
    </style:style>
    <style:style style:name="T19" style:family="text">
      <style:text-properties fo:language="en" fo:country="US" officeooo:rsid="0012900f"/>
    </style:style>
    <style:style style:name="T20" style:family="text">
      <style:text-properties fo:language="en" fo:country="US" officeooo:rsid="004a514b"/>
    </style:style>
    <style:style style:name="T21" style:family="text">
      <style:text-properties fo:language="en" fo:country="US" officeooo:rsid="004b317d"/>
    </style:style>
    <style:style style:name="T22" style:family="text">
      <style:text-properties officeooo:rsid="003df4ca"/>
    </style:style>
    <style:style style:name="T23" style:family="text">
      <style:text-properties officeooo:rsid="003f1aaa"/>
    </style:style>
    <style:style style:name="T24" style:family="text">
      <style:text-properties officeooo:rsid="004116d7"/>
    </style:style>
    <style:style style:name="T25" style:family="text">
      <style:text-properties officeooo:rsid="0041c45f"/>
    </style:style>
    <style:style style:name="T26" style:family="text">
      <style:text-properties officeooo:rsid="0045202b"/>
    </style:style>
    <style:style style:name="T27" style:family="text">
      <style:text-properties officeooo:rsid="00476202"/>
    </style:style>
    <style:style style:name="T28" style:family="text">
      <style:text-properties officeooo:rsid="0047a298"/>
    </style:style>
    <style:style style:name="T29" style:family="text">
      <style:text-properties officeooo:rsid="0048af17"/>
    </style:style>
    <style:style style:name="T30" style:family="text">
      <style:text-properties officeooo:rsid="004b317d"/>
    </style:style>
    <style:style style:name="T31" style:family="text">
      <style:text-properties officeooo:rsid="004d16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classrooms P<text:span text:style-name="T2">ath Python applications developer</text:span></text:p>
      <text:p text:style-name="Subtitle">Proje<text:span text:style-name="T2">c</text:span>t n°3 : <text:span text:style-name="T2">Help </text:span>MacGyver <text:span text:style-name="T2">to escape</text:span></text:p>
      <text:h text:style-name="Heading_20_1" text:outline-level="1">Elements of the game</text:h>
      <text:list xml:id="list1373429686" text:style-name="L1">
        <text:list-item>
          <text:p text:style-name="P5"><text:span text:style-name="T15">The </text:span>Labyrinth.</text:p>
        </text:list-item>
        <text:list-item>
          <text:p text:style-name="P6">MacGyver.</text:p>
        </text:list-item>
        <text:list-item>
          <text:p text:style-name="P6">T<text:span text:style-name="T3">he Guard.</text:span></text:p>
        </text:list-item>
        <text:list-item>
          <text:p text:style-name="P6"><text:span text:style-name="T15">Some </text:span>obje<text:span text:style-name="T3">c</text:span>ts : <text:span text:style-name="T4">needle</text:span>, <text:span text:style-name="T4">small</text:span> tube, <text:span text:style-name="T4">ether.</text:span></text:p>
        </text:list-item>
        <text:list-item>
          <text:p text:style-name="P7"><text:span text:style-name="T15">Labyrinth e</text:span>l<text:span text:style-name="T4">e</text:span>ments : <text:span text:style-name="T22">start , wall</text:span>, <text:span text:style-name="T4">ground.</text:span></text:p>
        </text:list-item>
        <text:list-item>
          <text:p text:style-name="P8"><text:span text:style-name="T15">I</text:span>nvent<text:span text:style-name="T4">ory</text:span> <text:span text:style-name="T1">(belongs to MacGyver).</text:span></text:p>
        </text:list-item>
        <text:list-item>
          <text:p text:style-name="P8"><text:span text:style-name="T18">Success c</text:span>ondition<text:span text:style-name="T15">s (linked to level). For example : <text:line-break/>I</text:span>nvent<text:span text:style-name="T4">ory</text:span> <text:span text:style-name="T15">should </text:span>cont<text:span text:style-name="T4">ains</text:span> 3 obje<text:span text:style-name="T4">c</text:span>ts <text:span text:style-name="T15">before </text:span><text:s/>MacGyver <text:span text:style-name="T4">goes to the guard</text:span>.</text:p>
        </text:list-item>
        <text:list-item>
          <text:p text:style-name="P9"><text:span text:style-name="T5">Level</text:span> <text:span text:style-name="T1">(belongs to Labyrinth)</text:span> = labyrinth’<text:span text:style-name="T5">s map</text:span> + <text:span text:style-name="T18">success conditions.</text:span></text:p>
        </text:list-item>
      </text:list>
      <text:h text:style-name="P35" text:outline-level="1">Interaction <text:span text:style-name="T6">between objects</text:span></text:h>
      <text:list xml:id="list637594701" text:style-name="L2">
        <text:list-item>
          <text:p text:style-name="P10">MacGyver <text:span text:style-name="T7">move into the</text:span> Labyrinth.</text:p>
        </text:list-item>
        <text:list-item>
          <text:p text:style-name="P10">MacGyver <text:span text:style-name="T7">can die</text:span></text:p>
        </text:list-item>
        <text:list-item>
          <text:p text:style-name="P11">MacGyver <text:span text:style-name="T7">can pick an object up.</text:span></text:p>
        </text:list-item>
        <text:list-item>
          <text:p text:style-name="P12"><text:span text:style-name="T7">The guard can kill </text:span>MacGyver</text:p>
        </text:list-item>
        <text:list-item>
          <text:p text:style-name="P12">MacGyver <text:span text:style-name="T8">can attack the guard</text:span> (<text:span text:style-name="T8">in this unique first level to put the guard to sleep</text:span>)</text:p>
        </text:list-item>
        <text:list-item>
          <text:p text:style-name="P13">Inventory objects are setup randomly on the map</text:p>
        </text:list-item>
        <text:list-item>
          <text:p text:style-name="P14"><text:span text:style-name="T9">Object set up on the map can let the player pass (ground), stop him(wall) </text:span><text:s/>, <text:span text:style-name="T9">be picked up</text:span>, <text:span text:style-name="T9">be set up randomly on the map</text:span>.</text:p>
        </text:list-item>
      </text:list>
      <text:h text:style-name="Heading_20_1" text:outline-level="1">Class<text:span text:style-name="T17">es</text:span> <text:span text:style-name="T17">l</text:span>ist</text:h>
      <text:h text:style-name="P36" text:outline-level="2">Conditions</text:h>
      <text:h text:style-name="P39" text:outline-level="3"><text:span text:style-name="T26">a</text:span>ttribut<text:span text:style-name="T11">e</text:span>s</text:h>
      <text:list xml:id="list3393468487" text:style-name="L3">
        <text:list-item>
          <text:p text:style-name="P15">to_pick_up_objects <text:span text:style-name="T26">(list)</text:span>: <text:s/></text:p>
        </text:list-item>
      </text:list>
      <text:p text:style-name="P2"><text:span text:style-name="T26">Note : </text:span>Other <text:span text:style-name="T26">conditions</text:span> c<text:span text:style-name="T26">ould</text:span> be added <text:span text:style-name="T26">to this class </text:span>after if next levels need it.</text:p>
      <text:h text:style-name="P39" text:outline-level="3"><text:span text:style-name="T26">m</text:span>ethods</text:h>
      <text:list xml:id="list463182452" text:style-name="L4">
        <text:list-item>
          <text:p text:style-name="P16">__init__ : Condition instance must be created from dictionary parameter (**kwargs).</text:p>
        </text:list-item>
      </text:list>
      <text:p text:style-name="P3"/>
      <text:h text:style-name="P36" text:outline-level="2"><text:soft-page-break/>Element</text:h>
      <text:h text:style-name="P39" text:outline-level="3"><text:span text:style-name="T26">a</text:span>ttribut<text:span text:style-name="T11">e</text:span>s</text:h>
      <text:list xml:id="list1109737439" text:style-name="L5">
        <text:list-item>
          <text:p text:style-name="P18">element_name: <text:span text:style-name="T22">Name of the element in the Labyrinth.</text:span></text:p>
        </text:list-item>
        <text:list-item>
          <text:p text:style-name="P23">symbol (str<text:span text:style-name="T15">ing</text:span> 1 char): <text:span text:style-name="T22">Unicode character representing element in map file.</text:span></text:p>
        </text:list-item>
        <text:list-item>
          <text:p text:style-name="P23"><text:span text:style-name="T14">walkable </text:span>(boolean): <text:span text:style-name="T22">Can the player walk on this element (for example: ‘ground’)? </text:span></text:p>
        </text:list-item>
        <text:list-item>
          <text:p text:style-name="P23"><text:span text:style-name="T11">can_be_picked_up</text:span>(boolean) : <text:span text:style-name="T22">Can this element be picked up by the player ?</text:span></text:p>
        </text:list-item>
        <text:list-item>
          <text:p text:style-name="P24"><text:span text:style-name="T11">randomly_placed</text:span>(boolean): <text:span text:style-name="T22">Is this element placed randomly on the map at the start of the game ?</text:span></text:p>
        </text:list-item>
        <text:list-item>
          <text:p text:style-name="P26">is_start(boolean): Is this element the start position of the player in the labyrinth ?</text:p>
        </text:list-item>
        <text:list-item>
          <text:p text:style-name="P23"><text:span text:style-name="T22">is_exit</text:span>(boolean): <text:span text:style-name="T22">Is this element the exit of the labyrinth (for example: ‘the guard’) ?</text:span></text:p>
        </text:list-item>
      </text:list>
      <text:p text:style-name="Text_20_body"/>
      <text:h text:style-name="Heading_20_2" text:outline-level="2">Labyrinth</text:h>
      <text:h text:style-name="Heading_20_3" text:outline-level="3">attributes</text:h>
      <text:list xml:id="list754407848" text:style-name="L6">
        <text:list-item>
          <text:p text:style-name="P27"><text:span text:style-name="T25">m</text:span>ap <text:span text:style-name="T23">(string) : Name of the map.</text:span></text:p>
        </text:list-item>
        <text:list-item>
          <text:p text:style-name="P28">success_conditions : <text:s/></text:p>
        </text:list-item>
        <text:list-item>
          <text:p text:style-name="P29"><text:span text:style-name="T16">positions (dictionary) : <text:s/>C</text:span>oordinates<text:span text:style-name="T10"> of all elements in the labyrinth after they have been placed on the map. Key is coordinates and value is Element instance.</text:span></text:p>
        </text:list-item>
        <text:list-item>
          <text:p text:style-name="P19">player_name : <text:span text:style-name="T27">Name of the player.</text:span></text:p>
        </text:list-item>
        <text:list-item>
          <text:p text:style-name="P25"><text:span text:style-name="T27">player_is_alive </text:span>(boolean) : <text:span text:style-name="T27">Indicates if player is still alive or if he/she looses the game.</text:span></text:p>
        </text:list-item>
        <text:list-item>
          <text:p text:style-name="P25">invent<text:span text:style-name="T11">ory</text:span> (dict<text:span text:style-name="T15">ionary or list of tuples to be confirmed</text:span>) : <text:span text:style-name="T27">All objects / elements picked up by player and their quantity.</text:span></text:p>
        </text:list-item>
      </text:list>
      <text:h text:style-name="Heading_20_3" text:outline-level="3">methods</text:h>
      <text:list xml:id="list142035610753507" text:continue-numbering="true" text:style-name="L6">
        <text:list-item>
          <text:p text:style-name="P17">save_game : save the game.</text:p>
        </text:list-item>
        <text:list-item>
          <text:p text:style-name="P30">get_map_files_paths : <text:span text:style-name="T24">R</text:span>eturn the path of the map files.</text:p>
        </text:list-item>
        <text:list-item>
          <text:p text:style-name="P30"><text:span text:style-name="T24">create_map_elements</text:span> <text:s/>: <text:span text:style-name="T24">Create all map elements according to characters founded in map file <text:s/>and map elements description file. Then it use place_element_on_map method to add element in “position” attribute.</text:span></text:p>
        </text:list-item>
        <text:list-item>
          <text:p text:style-name="P20">place_element_on_map : <text:span text:style-name="T24">Return a dictionary with tuples ( row , column) representing position as key and elements instances as values. Elements are placed according to their characteristics (absolute position in map file or random position).</text:span></text:p>
        </text:list-item>
        <text:list-item>
          <text:p text:style-name="P21">move_<text:span text:style-name="T28">player : Change coordinates of player according to pressed keyboard <text:s/>button. It will change value associated to the key equal to new calculated coordonates.</text:span></text:p>
        </text:list-item>
        <text:list-item>
          <text:p text:style-name="P31">pick_up_<text:span text:style-name="T28">an_object : Add an object/element to inventory.</text:span></text:p>
        </text:list-item>
        <text:list-item>
          <text:p text:style-name="P31"><text:span text:style-name="T29">kill_player</text:span> : <text:span text:style-name="T28">End the game by changing “player_is_alive” value to False.</text:span></text:p>
        </text:list-item>
        <text:list-item>
          <text:p text:style-name="P22"><text:span text:style-name="T19">check_success_conditions : </text:span><text:span text:style-name="T30">Compare success_conditions attribute and actual player state and inventory.</text:span></text:p>
        </text:list-item>
        <text:list-item>
          <text:p text:style-name="P34"><text:span text:style-name="T20">exit_labyrinth : Use </text:span><text:span text:style-name="T19">check_success_conditions</text:span><text:span text:style-name="T20"> when player access exit to define if player success or if he/she die</text:span><text:span text:style-name="T21">s</text:span><text:span text:style-name="T20">.</text:span></text:p>
        </text:list-item>
      </text:list>
      <text:h text:style-name="P37" text:outline-level="2"><text:soft-page-break/></text:h>
      <text:h text:style-name="P38" text:outline-level="2"/>
      <text:h text:style-name="Heading_20_1" text:outline-level="1">Notes about map files</text:h>
      <text:p text:style-name="P1"><text:span text:style-name="T31">A</text:span> map is composed of two files :</text:p>
      <text:list xml:id="list3442291576" text:style-name="L7">
        <text:list-item>
          <text:p text:style-name="P32">First one contains a string representing the map.</text:p>
        </text:list-item>
        <text:list-item>
          <text:p text:style-name="P33">Second one contains a python <text:span text:style-name="T15">dictionary</text:span> with define characters correspondences and indicates for each one <text:s/><text:span text:style-name="T12">its name and type of element.<text:line-break/>Type of element defines</text:span> if player can goes on or if it block him, if it’s an object tha can be picked up, if it’s randomly placed (default is True if it is an object), if it’s a guard… </text:p>
          <text:p text:style-name="P33"><text:span text:style-name="T13">List of possible type is in a register of instances of class Element.</text:span> <text:s/><text:line-break/><text:span text:style-name="T13">An undefined type written in this file become a generic element (we need a default behavior) </text:span></text:p>
          <text:list>
            <text:list-item>
              <text:p text:style-name="P32"><text:span text:style-name="T15">example</text:span> :<text:line-break/>‘#’:(‘wall’,’<text:span text:style-name="T12">wall’) or ‘u’(‘small tube’,’obj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58:21.099585985</meta:creation-date>
    <dc:date>2017-08-30T14:20:23.628302933</dc:date>
    <meta:editing-duration>PT3H11M54S</meta:editing-duration>
    <meta:editing-cycles>57</meta:editing-cycles>
    <meta:generator>LibreOffice/5.4.0.3$Linux_X86_64 LibreOffice_project/40m0$Build-3</meta:generator>
    <meta:document-statistic meta:table-count="0" meta:image-count="0" meta:object-count="0" meta:page-count="3" meta:paragraph-count="59" meta:word-count="648" meta:character-count="3839" meta:non-whitespace-character-count="3276"/>
  </office:meta>
</office:document-meta>
</file>